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e1b4" officeooo:paragraph-rsid="001ee1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:</text:p>
      <text:p text:style-name="P1">What factors made people more likely to survive?</text:p>
      <text:p text:style-name="P1"><text:line-break/>Data wrangling:</text:p>
      <text:p text:style-name="P1">1) Mapping the ages into 8 bins: '0-10', '10-20', '20-30', etc.</text:p>
      <text:p text:style-name="P1">2) Mapping Sibsp into 2 bins: had siblings / spouse or not</text:p>
      <text:p text:style-name="P1">3) Mapping Parch into 2 bins: had parents / childre or not</text:p>
      <text:p text:style-name="P1">4) Mapping ticket fares into 2 bins: 'cheap' (fare &lt;= 50) and 'expensive' (fare &gt; 50)</text:p>
      <text:p text:style-name="P1"/>
      <text:p text:style-name="P1">Exploration:</text:p>
      <text:p text:style-name="P1">Please see Jupyter notebook for visualizations and statistical summaries</text:p>
      <text:p text:style-name="P1"/>
      <text:p text:style-name="P1">Conclusions:</text:p>
      <text:p text:style-name="P1">Looks like women and children were more likely to survive. These findings are tentative at this point though, because I did not do rigorous statistical analysis.</text:p>
      <text:p text:style-name="P1"/>
      <text:p text:style-name="P1">Communication:</text:p>
      <text:p text:style-name="P1">Please see Jupyter notebook for visualizations and statistical summarie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2T17:31:24.589255388</meta:creation-date>
    <dc:date>2016-11-22T17:40:23.789058373</dc:date>
    <meta:editing-duration>PT8M59S</meta:editing-duration>
    <meta:editing-cycles>1</meta:editing-cycles>
    <meta:document-statistic meta:table-count="0" meta:image-count="0" meta:object-count="0" meta:page-count="1" meta:paragraph-count="13" meta:word-count="109" meta:character-count="681" meta:non-whitespace-character-count="583"/>
    <meta:generator>LibreOffice/5.0.6.2$Linux_X86_64 LibreOffice_project/00m0$Build-2</meta:generator>
  </office:meta>
</office:document-meta>
</file>